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669900"/>
    </style:style>
    <style:style style:name="T44" style:family="text">
      <style:text-properties fo:color="#cc9900"/>
    </style:style>
    <style:style style:name="T45" style:family="text">
      <style:text-properties fo:color="#996633"/>
    </style:style>
    <style:style style:name="T46" style:family="text">
      <style:text-properties fo:color="#ffff00"/>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2.64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29.628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11">ہر ایک</text:span>؛ ہر ایک نقطہ، ایک ایک نقطہ، <text:span text:style-name="T11">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haust</text:p>
          </table:table-cell>
          <table:table-cell office:value-type="string" calcext:value-type="string">
            <text:p>خَرج</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11">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11">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11">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11">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4">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11">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551">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6: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7T16:22:54.282544203</dc:date>
    <meta:editing-duration>P120DT13H44M18S</meta:editing-duration>
    <meta:editing-cycles>5629</meta:editing-cycles>
    <meta:generator>LibreOffice/7.3.7.2$Linux_X86_64 LibreOffice_project/30$Build-2</meta:generator>
    <meta:document-statistic meta:table-count="3" meta:cell-count="843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